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top" draw:auto-grow-height="false" fo:min-height="0.766cm" fo:min-width="18.55cm"/>
    </style:style>
    <style:style style:name="gr2" style:family="graphic" style:parent-style-name="standard">
      <style:graphic-properties draw:textarea-horizontal-align="justify" draw:textarea-vertical-align="middle" draw:auto-grow-height="false" fo:min-height="3.746cm" fo:min-width="10.16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3.88cm" fo:min-width="10.168cm"/>
    </style:style>
    <style:style style:name="gr5" style:family="graphic" style:parent-style-name="standard">
      <style:graphic-properties draw:textarea-horizontal-align="justify" draw:textarea-vertical-align="middle" draw:auto-grow-height="false" fo:min-height="4.976cm" fo:min-width="13.27cm"/>
    </style:style>
    <style:style style:name="gr6" style:family="graphic" style:parent-style-name="standard">
      <style:graphic-properties draw:textarea-horizontal-align="justify" draw:textarea-vertical-align="top" draw:auto-grow-height="false" fo:min-height="2.182cm" fo:min-width="7.974cm"/>
    </style:style>
    <style:style style:name="gr7" style:family="graphic" style:parent-style-name="standard">
      <style:graphic-properties draw:textarea-horizontal-align="justify" draw:textarea-vertical-align="top" draw:auto-grow-height="false" fo:min-height="1.968cm" fo:min-width="7.628cm"/>
    </style:style>
    <style:style style:name="gr8" style:family="graphic" style:parent-style-name="standard">
      <style:graphic-properties draw:textarea-horizontal-align="justify" draw:textarea-vertical-align="top" draw:auto-grow-height="false" fo:min-height="3.814cm" fo:min-width="7.628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9.05cm" svg:height="1.016cm" svg:x="5.334cm" svg:y="0.508cm">
          <text:p text:style-name="P1">To create elisa_courante: clean courante and keep var I need</text:p>
          <text:list text:style-name="L1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668cm" svg:height="3.996cm" svg:x="1.048cm" svg:y="9.72cm">
          <text:p text:style-name="P2">Hamburg1: analysis on the </text:p>
          <text:p text:style-name="P2">Aggregate exports <text:line-break/></text:p>
          <text:p text:style-name="P2">Hamburg2: analysis by product<text:line-break/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906cm" svg:y1="1.524cm" svg:x2="4.318cm" svg:y2="3.556cm">
          <text:p/>
        </draw:line>
        <draw:custom-shape draw:style-name="gr4" draw:text-style-name="P2" draw:layer="layout" svg:width="10.668cm" svg:height="4.13cm" svg:x="16.37cm" svg:y="9.586cm">
          <text:p text:style-name="P2">Allcountry1: analysis on the </text:p>
          <text:p text:style-name="P2">Aggregate of all countries</text:p>
          <text:p text:style-name="P2"/>
          <text:p text:style-name="P2">Allcountry2: analysis by product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8.542cm" svg:y1="1.59cm" svg:x2="22.86cm" svg:y2="3.624cm">
          <text:p/>
        </draw:line>
        <draw:custom-shape draw:style-name="gr5" draw:text-style-name="P2" draw:layer="layout" svg:width="13.77cm" svg:height="5.226cm" svg:x="6.836cm" svg:y="14.84cm">
          <text:p text:style-name="P2">Allcountry2_new: </text:p>
          <text:list text:style-name="L1">
            <text:list-item>
              <text:p text:style-name="P1">Cluster and factor analysis</text:p>
            </text:list-item>
            <text:list-item>
              <text:p text:style-name="P1">Regression with new groups</text:p>
            </text:list-item>
            <text:list-item>
              <text:p text:style-name="P1">Regressions with sitc classification</text:p>
            </text:list-item>
            <text:list-item>
              <text:p text:style-name="P1">Regression with sitc and groups of countries</text:p>
            </text:list-item>
            <text:list-item>
              <text:p text:style-name="P1">Regression with sitc and groups of wars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716cm" svg:y1="6.966cm" svg:x2="13.716cm" svg:y2="14.84cm">
          <text:p/>
        </draw:line>
        <draw:custom-shape draw:style-name="gr6" draw:text-style-name="P2" draw:layer="layout" svg:width="8.474cm" svg:height="2.432cm" svg:x="0.162cm" svg:y="3.664cm">
          <text:p text:style-name="P2">For imputing products: create </text:p>
          <text:p text:style-name="P2">estimation_product_dta, with </text:p>
          <text:p text:style-name="P2">Imputed products<text:line-break/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128cm" svg:height="2.218cm" svg:x="19.478cm" svg:y="3.624cm">
          <text:p text:style-name="P2">For imputing sectors: create </text:p>
          <text:p text:style-name="P2">estimation_secto_dta, with </text:p>
          <text:p text:style-name="P2">Imputed SITC<text:line-break/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97cm" svg:y1="1.524cm" svg:x2="13.97cm" svg:y2="3.302cm">
          <text:p/>
        </draw:line>
        <draw:custom-shape draw:style-name="gr8" draw:text-style-name="P2" draw:layer="layout" svg:width="8.128cm" svg:height="4.064cm" svg:x="10.16cm" svg:y="3.302cm">
          <text:p text:style-name="P2">To create 5 databases:</text:p>
          <text:p text:style-name="P2">Merge elisa_courante with </text:p>
          <text:p text:style-name="P2">Estimated products and </text:p>
          <text:p text:style-name="P2">Sectors and dave databases</text:p>
          <text:p text:style-name="P2">For analysis<text:line-break/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192cm" svg:y1="7.366cm" svg:x2="6.096cm" svg:y2="9.652cm">
          <text:p/>
        </draw:line>
        <draw:line draw:style-name="gr3" draw:text-style-name="P3" draw:layer="layout" svg:x1="16.002cm" svg:y1="7.364cm" svg:x2="20.828cm" svg:y2="9.586cm">
          <text:p/>
        </draw:lin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7:41:35.161497000</meta:creation-date>
    <dc:date>2017-08-29T10:53:20.314874000</dc:date>
    <meta:editing-duration>PT1H1M</meta:editing-duration>
    <meta:editing-cycles>9</meta:editing-cycles>
    <meta:generator>LibreOffice/5.0.4.2$MacOSX_X86_64 LibreOffice_project/2b9802c1994aa0b7dc6079e128979269cf95bc78</meta:generator>
    <meta:document-statistic meta:object-count="36"/>
  </office:meta>
</office:document-meta>
</file>